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418E000039F300000199D056982C08A110AE.svm" manifest:media-type="image/x-svm"/>
  <manifest:file-entry manifest:full-path="Pictures/10000200000002BD00000014FF7550C1B02DE0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bf0041" draw:fill="solid" draw:fill-color="#ddddd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svg:stroke-color="#ffff38" draw:fill="solid" draw:fill-color="#80808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ffff38" draw:fill="solid" draw:fill-color="#808080" draw:textarea-vertical-align="middl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808080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cm" svg:y1="1.1cm" svg:x2="15.79cm" svg:y2="1.1cm">
          <text:p/>
        </draw:line>
        <draw:line draw:style-name="gr1" draw:text-style-name="P1" draw:layer="layout" svg:x1="1cm" svg:y1="1.22cm" svg:x2="15.79cm" svg:y2="1.22cm">
          <text:p/>
        </draw:line>
        <draw:line draw:style-name="gr1" draw:text-style-name="P1" draw:layer="layout" svg:x1="1cm" svg:y1="1.34cm" svg:x2="15.79cm" svg:y2="1.34cm">
          <text:p/>
        </draw:line>
        <draw:g>
          <draw:custom-shape draw:style-name="gr2" draw:text-style-name="P2" draw:layer="layout" svg:width="0.1cm" svg:height="0.1cm" svg:x="1.46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1.46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1.51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1.46cm" svg:y="1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1.51cm" svg:y="1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0.1cm" svg:height="0.1cm" svg:x="1.46cm" svg:y="1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1.46cm" svg:y="1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1.51cm" svg:y="1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1.46cm" svg:y="1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1.51cm" svg:y="1.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0.1cm" svg:height="0.1cm" svg:x="1.46cm" svg:y="1.2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1.46cm" svg:y="1.2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1.51cm" svg:y="1.2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1.46cm" svg:y="1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1.51cm" svg:y="1.3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6cm" svg:height="0.4cm" svg:x="1.05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05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05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05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05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05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05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.28cm" svg:y1="1.02cm" svg:x2="1.28cm" svg:y2="1.42cm">
            <text:p/>
          </draw:line>
          <draw:g>
            <draw:custom-shape draw:style-name="gr5" draw:text-style-name="P3" draw:layer="layout" svg:width="0.2cm" svg:height="0.2cm" draw:transform="rotate (0.785398163397448) translate (1.13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.139cm" svg:y1="1.22cm" svg:x2="1.422cm" svg:y2="1.22cm">
              <text:p/>
            </draw:line>
            <draw:line draw:style-name="gr6" draw:text-style-name="P3" draw:layer="layout" svg:x1="1.28cm" svg:y1="1.079cm" svg:x2="1.28cm" svg:y2="1.362cm">
              <text:p/>
            </draw:line>
          </draw:g>
        </draw:g>
        <draw:g>
          <draw:custom-shape draw:style-name="gr4" draw:text-style-name="P1" draw:layer="layout" svg:width="0.46cm" svg:height="0.4cm" svg:x="1.51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.4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4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51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46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51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.4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4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51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46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51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.4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4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51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46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51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.74cm" svg:y1="1.02cm" svg:x2="1.74cm" svg:y2="1.42cm">
            <text:p/>
          </draw:line>
          <draw:g>
            <draw:custom-shape draw:style-name="gr5" draw:text-style-name="P3" draw:layer="layout" svg:width="0.2cm" svg:height="0.2cm" draw:transform="rotate (0.785398163397448) translate (1.59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.599cm" svg:y1="1.22cm" svg:x2="1.882cm" svg:y2="1.22cm">
              <text:p/>
            </draw:line>
            <draw:line draw:style-name="gr6" draw:text-style-name="P3" draw:layer="layout" svg:x1="1.74cm" svg:y1="1.079cm" svg:x2="1.74cm" svg:y2="1.362cm">
              <text:p/>
            </draw:line>
          </draw:g>
        </draw:g>
        <draw:g>
          <draw:custom-shape draw:style-name="gr4" draw:text-style-name="P1" draw:layer="layout" svg:width="0.46cm" svg:height="0.4cm" svg:x="1.97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.9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9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97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92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97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.9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9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97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92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97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.9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9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97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92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97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2.2cm" svg:y1="1.02cm" svg:x2="2.2cm" svg:y2="1.42cm">
            <text:p/>
          </draw:line>
          <draw:g>
            <draw:custom-shape draw:style-name="gr5" draw:text-style-name="P3" draw:layer="layout" svg:width="0.2cm" svg:height="0.2cm" draw:transform="rotate (0.785398163397448) translate (2.05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2.059cm" svg:y1="1.22cm" svg:x2="2.342cm" svg:y2="1.22cm">
              <text:p/>
            </draw:line>
            <draw:line draw:style-name="gr6" draw:text-style-name="P3" draw:layer="layout" svg:x1="2.2cm" svg:y1="1.079cm" svg:x2="2.2cm" svg:y2="1.362cm">
              <text:p/>
            </draw:line>
          </draw:g>
        </draw:g>
        <draw:g>
          <draw:custom-shape draw:style-name="gr4" draw:text-style-name="P1" draw:layer="layout" svg:width="0.46cm" svg:height="0.4cm" svg:x="2.43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2.3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3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43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38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43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2.3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3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43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38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43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2.3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3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43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38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43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2.66cm" svg:y1="1.02cm" svg:x2="2.66cm" svg:y2="1.42cm">
            <text:p/>
          </draw:line>
          <draw:g>
            <draw:custom-shape draw:style-name="gr5" draw:text-style-name="P3" draw:layer="layout" svg:width="0.2cm" svg:height="0.2cm" draw:transform="rotate (0.785398163397448) translate (2.51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2.519cm" svg:y1="1.22cm" svg:x2="2.802cm" svg:y2="1.22cm">
              <text:p/>
            </draw:line>
            <draw:line draw:style-name="gr6" draw:text-style-name="P3" draw:layer="layout" svg:x1="2.66cm" svg:y1="1.079cm" svg:x2="2.66cm" svg:y2="1.362cm">
              <text:p/>
            </draw:line>
          </draw:g>
        </draw:g>
        <draw:g>
          <draw:custom-shape draw:style-name="gr4" draw:text-style-name="P1" draw:layer="layout" svg:width="0.46cm" svg:height="0.4cm" svg:x="2.89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2.84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84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89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84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89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2.84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84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89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84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89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2.84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84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89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84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89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3.12cm" svg:y1="1.02cm" svg:x2="3.12cm" svg:y2="1.42cm">
            <text:p/>
          </draw:line>
          <draw:g>
            <draw:custom-shape draw:style-name="gr5" draw:text-style-name="P3" draw:layer="layout" svg:width="0.2cm" svg:height="0.2cm" draw:transform="rotate (0.785398163397448) translate (2.97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2.979cm" svg:y1="1.22cm" svg:x2="3.262cm" svg:y2="1.22cm">
              <text:p/>
            </draw:line>
            <draw:line draw:style-name="gr6" draw:text-style-name="P3" draw:layer="layout" svg:x1="3.12cm" svg:y1="1.079cm" svg:x2="3.12cm" svg:y2="1.362cm">
              <text:p/>
            </draw:line>
          </draw:g>
        </draw:g>
        <draw:g>
          <draw:custom-shape draw:style-name="gr4" draw:text-style-name="P1" draw:layer="layout" svg:width="0.46cm" svg:height="0.4cm" svg:x="3.35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3.3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3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35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35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3.3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3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35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3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35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3.3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3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35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3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35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3.58cm" svg:y1="1.02cm" svg:x2="3.58cm" svg:y2="1.42cm">
            <text:p/>
          </draw:line>
          <draw:g>
            <draw:custom-shape draw:style-name="gr5" draw:text-style-name="P3" draw:layer="layout" svg:width="0.2cm" svg:height="0.2cm" draw:transform="rotate (0.785398163397448) translate (3.43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3.439cm" svg:y1="1.22cm" svg:x2="3.722cm" svg:y2="1.22cm">
              <text:p/>
            </draw:line>
            <draw:line draw:style-name="gr6" draw:text-style-name="P3" draw:layer="layout" svg:x1="3.58cm" svg:y1="1.079cm" svg:x2="3.58cm" svg:y2="1.362cm">
              <text:p/>
            </draw:line>
          </draw:g>
        </draw:g>
        <draw:g>
          <draw:custom-shape draw:style-name="gr4" draw:text-style-name="P1" draw:layer="layout" svg:width="0.46cm" svg:height="0.4cm" svg:x="3.81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3.7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7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81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76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81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3.7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7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81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76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81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3.7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7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81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76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81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4.04cm" svg:y1="1.02cm" svg:x2="4.04cm" svg:y2="1.42cm">
            <text:p/>
          </draw:line>
          <draw:g>
            <draw:custom-shape draw:style-name="gr5" draw:text-style-name="P3" draw:layer="layout" svg:width="0.2cm" svg:height="0.2cm" draw:transform="rotate (0.785398163397448) translate (3.89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3.899cm" svg:y1="1.22cm" svg:x2="4.182cm" svg:y2="1.22cm">
              <text:p/>
            </draw:line>
            <draw:line draw:style-name="gr6" draw:text-style-name="P3" draw:layer="layout" svg:x1="4.04cm" svg:y1="1.079cm" svg:x2="4.04cm" svg:y2="1.362cm">
              <text:p/>
            </draw:line>
          </draw:g>
        </draw:g>
        <draw:g>
          <draw:custom-shape draw:style-name="gr4" draw:text-style-name="P1" draw:layer="layout" svg:width="0.46cm" svg:height="0.4cm" svg:x="4.27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4.2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2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27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22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27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4.2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2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27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22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27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4.2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2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27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22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27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4.5cm" svg:y1="1.02cm" svg:x2="4.5cm" svg:y2="1.42cm">
            <text:p/>
          </draw:line>
          <draw:g>
            <draw:custom-shape draw:style-name="gr5" draw:text-style-name="P3" draw:layer="layout" svg:width="0.2cm" svg:height="0.2cm" draw:transform="rotate (0.785398163397448) translate (4.35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4.359cm" svg:y1="1.22cm" svg:x2="4.642cm" svg:y2="1.22cm">
              <text:p/>
            </draw:line>
            <draw:line draw:style-name="gr6" draw:text-style-name="P3" draw:layer="layout" svg:x1="4.5cm" svg:y1="1.079cm" svg:x2="4.5cm" svg:y2="1.362cm">
              <text:p/>
            </draw:line>
          </draw:g>
        </draw:g>
        <draw:g>
          <draw:custom-shape draw:style-name="gr4" draw:text-style-name="P1" draw:layer="layout" svg:width="0.46cm" svg:height="0.4cm" svg:x="4.73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4.6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6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73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68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73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4.6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6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73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68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73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4.6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6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73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68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73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4.96cm" svg:y1="1.02cm" svg:x2="4.96cm" svg:y2="1.42cm">
            <text:p/>
          </draw:line>
          <draw:g>
            <draw:custom-shape draw:style-name="gr5" draw:text-style-name="P3" draw:layer="layout" svg:width="0.2cm" svg:height="0.2cm" draw:transform="rotate (0.785398163397448) translate (4.81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4.819cm" svg:y1="1.22cm" svg:x2="5.102cm" svg:y2="1.22cm">
              <text:p/>
            </draw:line>
            <draw:line draw:style-name="gr6" draw:text-style-name="P3" draw:layer="layout" svg:x1="4.96cm" svg:y1="1.079cm" svg:x2="4.96cm" svg:y2="1.362cm">
              <text:p/>
            </draw:line>
          </draw:g>
        </draw:g>
        <draw:g>
          <draw:custom-shape draw:style-name="gr2" draw:text-style-name="P2" draw:layer="layout" svg:width="0.1cm" svg:height="0.1cm" svg:x="5.6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5.6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5.65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5.6cm" svg:y="1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5.65cm" svg:y="1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0.1cm" svg:height="0.1cm" svg:x="5.6cm" svg:y="1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5.6cm" svg:y="1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5.65cm" svg:y="1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5.6cm" svg:y="1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5.65cm" svg:y="1.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0.1cm" svg:height="0.1cm" svg:x="5.6cm" svg:y="1.2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5.6cm" svg:y="1.2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5.65cm" svg:y="1.2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5.6cm" svg:y="1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5.65cm" svg:y="1.3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6cm" svg:height="0.4cm" svg:x="5.19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5.14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14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19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14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19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5.14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14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19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14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19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5.14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14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19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14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19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5.42cm" svg:y1="1.02cm" svg:x2="5.42cm" svg:y2="1.42cm">
            <text:p/>
          </draw:line>
          <draw:g>
            <draw:custom-shape draw:style-name="gr5" draw:text-style-name="P3" draw:layer="layout" svg:width="0.2cm" svg:height="0.2cm" draw:transform="rotate (0.785398163397448) translate (5.27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5.279cm" svg:y1="1.22cm" svg:x2="5.562cm" svg:y2="1.22cm">
              <text:p/>
            </draw:line>
            <draw:line draw:style-name="gr6" draw:text-style-name="P3" draw:layer="layout" svg:x1="5.42cm" svg:y1="1.079cm" svg:x2="5.42cm" svg:y2="1.362cm">
              <text:p/>
            </draw:line>
          </draw:g>
        </draw:g>
        <draw:g>
          <draw:custom-shape draw:style-name="gr4" draw:text-style-name="P1" draw:layer="layout" svg:width="0.46cm" svg:height="0.4cm" svg:x="5.65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5.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65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6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65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5.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65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6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65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5.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65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6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65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5.88cm" svg:y1="1.02cm" svg:x2="5.88cm" svg:y2="1.42cm">
            <text:p/>
          </draw:line>
          <draw:g>
            <draw:custom-shape draw:style-name="gr5" draw:text-style-name="P3" draw:layer="layout" svg:width="0.2cm" svg:height="0.2cm" draw:transform="rotate (0.785398163397448) translate (5.73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5.739cm" svg:y1="1.22cm" svg:x2="6.022cm" svg:y2="1.22cm">
              <text:p/>
            </draw:line>
            <draw:line draw:style-name="gr6" draw:text-style-name="P3" draw:layer="layout" svg:x1="5.88cm" svg:y1="1.079cm" svg:x2="5.88cm" svg:y2="1.362cm">
              <text:p/>
            </draw:line>
          </draw:g>
        </draw:g>
        <draw:g>
          <draw:custom-shape draw:style-name="gr4" draw:text-style-name="P1" draw:layer="layout" svg:width="0.46cm" svg:height="0.4cm" svg:x="6.11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6.0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0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11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06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11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6.0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0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11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06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11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6.0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0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11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06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11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6.34cm" svg:y1="1.02cm" svg:x2="6.34cm" svg:y2="1.42cm">
            <text:p/>
          </draw:line>
          <draw:g>
            <draw:custom-shape draw:style-name="gr5" draw:text-style-name="P3" draw:layer="layout" svg:width="0.2cm" svg:height="0.2cm" draw:transform="rotate (0.785398163397448) translate (6.19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6.199cm" svg:y1="1.22cm" svg:x2="6.482cm" svg:y2="1.22cm">
              <text:p/>
            </draw:line>
            <draw:line draw:style-name="gr6" draw:text-style-name="P3" draw:layer="layout" svg:x1="6.34cm" svg:y1="1.079cm" svg:x2="6.34cm" svg:y2="1.362cm">
              <text:p/>
            </draw:line>
          </draw:g>
        </draw:g>
        <draw:g>
          <draw:custom-shape draw:style-name="gr4" draw:text-style-name="P1" draw:layer="layout" svg:width="0.46cm" svg:height="0.4cm" svg:x="6.57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6.5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5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57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52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57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6.5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5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57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52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57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6.5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5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57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52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57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6.8cm" svg:y1="1.02cm" svg:x2="6.8cm" svg:y2="1.42cm">
            <text:p/>
          </draw:line>
          <draw:g>
            <draw:custom-shape draw:style-name="gr5" draw:text-style-name="P3" draw:layer="layout" svg:width="0.2cm" svg:height="0.2cm" draw:transform="rotate (0.785398163397448) translate (6.65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6.659cm" svg:y1="1.22cm" svg:x2="6.942cm" svg:y2="1.22cm">
              <text:p/>
            </draw:line>
            <draw:line draw:style-name="gr6" draw:text-style-name="P3" draw:layer="layout" svg:x1="6.8cm" svg:y1="1.079cm" svg:x2="6.8cm" svg:y2="1.362cm">
              <text:p/>
            </draw:line>
          </draw:g>
        </draw:g>
        <draw:g>
          <draw:custom-shape draw:style-name="gr4" draw:text-style-name="P1" draw:layer="layout" svg:width="0.46cm" svg:height="0.4cm" svg:x="7.03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6.9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9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03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98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03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6.9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9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03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98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03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6.9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9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03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98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03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7.26cm" svg:y1="1.02cm" svg:x2="7.26cm" svg:y2="1.42cm">
            <text:p/>
          </draw:line>
          <draw:g>
            <draw:custom-shape draw:style-name="gr5" draw:text-style-name="P3" draw:layer="layout" svg:width="0.2cm" svg:height="0.2cm" draw:transform="rotate (0.785398163397448) translate (7.11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7.119cm" svg:y1="1.22cm" svg:x2="7.402cm" svg:y2="1.22cm">
              <text:p/>
            </draw:line>
            <draw:line draw:style-name="gr6" draw:text-style-name="P3" draw:layer="layout" svg:x1="7.26cm" svg:y1="1.079cm" svg:x2="7.26cm" svg:y2="1.362cm">
              <text:p/>
            </draw:line>
          </draw:g>
        </draw:g>
        <draw:g>
          <draw:custom-shape draw:style-name="gr4" draw:text-style-name="P1" draw:layer="layout" svg:width="0.46cm" svg:height="0.4cm" svg:x="7.49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7.44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44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49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44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49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7.44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44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49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44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49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7.44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44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49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44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49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7.72cm" svg:y1="1.02cm" svg:x2="7.72cm" svg:y2="1.42cm">
            <text:p/>
          </draw:line>
          <draw:g>
            <draw:custom-shape draw:style-name="gr5" draw:text-style-name="P3" draw:layer="layout" svg:width="0.2cm" svg:height="0.2cm" draw:transform="rotate (0.785398163397448) translate (7.57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7.579cm" svg:y1="1.22cm" svg:x2="7.862cm" svg:y2="1.22cm">
              <text:p/>
            </draw:line>
            <draw:line draw:style-name="gr6" draw:text-style-name="P3" draw:layer="layout" svg:x1="7.72cm" svg:y1="1.079cm" svg:x2="7.72cm" svg:y2="1.362cm">
              <text:p/>
            </draw:line>
          </draw:g>
        </draw:g>
        <draw:g>
          <draw:custom-shape draw:style-name="gr4" draw:text-style-name="P1" draw:layer="layout" svg:width="0.46cm" svg:height="0.4cm" svg:x="7.95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7.9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9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95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9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95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7.9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9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95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9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95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7.9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9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95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9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95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8.18cm" svg:y1="1.02cm" svg:x2="8.18cm" svg:y2="1.42cm">
            <text:p/>
          </draw:line>
          <draw:g>
            <draw:custom-shape draw:style-name="gr5" draw:text-style-name="P3" draw:layer="layout" svg:width="0.2cm" svg:height="0.2cm" draw:transform="rotate (0.785398163397448) translate (8.03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8.039cm" svg:y1="1.22cm" svg:x2="8.322cm" svg:y2="1.22cm">
              <text:p/>
            </draw:line>
            <draw:line draw:style-name="gr6" draw:text-style-name="P3" draw:layer="layout" svg:x1="8.18cm" svg:y1="1.079cm" svg:x2="8.18cm" svg:y2="1.362cm">
              <text:p/>
            </draw:line>
          </draw:g>
        </draw:g>
        <draw:g>
          <draw:custom-shape draw:style-name="gr4" draw:text-style-name="P1" draw:layer="layout" svg:width="0.46cm" svg:height="0.4cm" svg:x="8.41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8.3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3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41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36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41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8.3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3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41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36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41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8.3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3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41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36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41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8.64cm" svg:y1="1.02cm" svg:x2="8.64cm" svg:y2="1.42cm">
            <text:p/>
          </draw:line>
          <draw:g>
            <draw:custom-shape draw:style-name="gr5" draw:text-style-name="P3" draw:layer="layout" svg:width="0.2cm" svg:height="0.2cm" draw:transform="rotate (0.785398163397448) translate (8.49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8.499cm" svg:y1="1.22cm" svg:x2="8.782cm" svg:y2="1.22cm">
              <text:p/>
            </draw:line>
            <draw:line draw:style-name="gr6" draw:text-style-name="P3" draw:layer="layout" svg:x1="8.64cm" svg:y1="1.079cm" svg:x2="8.64cm" svg:y2="1.362cm">
              <text:p/>
            </draw:line>
          </draw:g>
        </draw:g>
        <draw:g>
          <draw:custom-shape draw:style-name="gr4" draw:text-style-name="P1" draw:layer="layout" svg:width="0.46cm" svg:height="0.4cm" svg:x="8.87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8.8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8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87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82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87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8.8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8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87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82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87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8.8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8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87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82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87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9.1cm" svg:y1="1.02cm" svg:x2="9.1cm" svg:y2="1.42cm">
            <text:p/>
          </draw:line>
          <draw:g>
            <draw:custom-shape draw:style-name="gr5" draw:text-style-name="P3" draw:layer="layout" svg:width="0.2cm" svg:height="0.2cm" draw:transform="rotate (0.785398163397448) translate (8.95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8.959cm" svg:y1="1.22cm" svg:x2="9.242cm" svg:y2="1.22cm">
              <text:p/>
            </draw:line>
            <draw:line draw:style-name="gr6" draw:text-style-name="P3" draw:layer="layout" svg:x1="9.1cm" svg:y1="1.079cm" svg:x2="9.1cm" svg:y2="1.362cm">
              <text:p/>
            </draw:line>
          </draw:g>
        </draw:g>
        <draw:g>
          <draw:custom-shape draw:style-name="gr2" draw:text-style-name="P2" draw:layer="layout" svg:width="0.1cm" svg:height="0.1cm" svg:x="9.74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9.74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9.79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9.74cm" svg:y="1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9.79cm" svg:y="1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0.1cm" svg:height="0.1cm" svg:x="9.74cm" svg:y="1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9.74cm" svg:y="1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9.79cm" svg:y="1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9.74cm" svg:y="1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9.79cm" svg:y="1.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0.1cm" svg:height="0.1cm" svg:x="9.74cm" svg:y="1.2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9.74cm" svg:y="1.2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9.79cm" svg:y="1.2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9.74cm" svg:y="1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9.79cm" svg:y="1.3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6cm" svg:height="0.4cm" svg:x="9.33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9.2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2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33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28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33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9.2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2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33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28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33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9.2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2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33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28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33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9.56cm" svg:y1="1.02cm" svg:x2="9.56cm" svg:y2="1.42cm">
            <text:p/>
          </draw:line>
          <draw:g>
            <draw:custom-shape draw:style-name="gr5" draw:text-style-name="P3" draw:layer="layout" svg:width="0.2cm" svg:height="0.2cm" draw:transform="rotate (0.785398163397448) translate (9.41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9.419cm" svg:y1="1.22cm" svg:x2="9.702cm" svg:y2="1.22cm">
              <text:p/>
            </draw:line>
            <draw:line draw:style-name="gr6" draw:text-style-name="P3" draw:layer="layout" svg:x1="9.56cm" svg:y1="1.079cm" svg:x2="9.56cm" svg:y2="1.362cm">
              <text:p/>
            </draw:line>
          </draw:g>
        </draw:g>
        <draw:g>
          <draw:custom-shape draw:style-name="gr4" draw:text-style-name="P1" draw:layer="layout" svg:width="0.46cm" svg:height="0.4cm" svg:x="9.79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9.74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74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79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74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79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9.74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74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79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74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79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9.74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74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79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74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79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0.02cm" svg:y1="1.02cm" svg:x2="10.02cm" svg:y2="1.42cm">
            <text:p/>
          </draw:line>
          <draw:g>
            <draw:custom-shape draw:style-name="gr5" draw:text-style-name="P3" draw:layer="layout" svg:width="0.2cm" svg:height="0.2cm" draw:transform="rotate (0.785398163397448) translate (9.87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9.879cm" svg:y1="1.22cm" svg:x2="10.162cm" svg:y2="1.22cm">
              <text:p/>
            </draw:line>
            <draw:line draw:style-name="gr6" draw:text-style-name="P3" draw:layer="layout" svg:x1="10.02cm" svg:y1="1.079cm" svg:x2="10.02cm" svg:y2="1.362cm">
              <text:p/>
            </draw:line>
          </draw:g>
        </draw:g>
        <draw:g>
          <draw:custom-shape draw:style-name="gr4" draw:text-style-name="P1" draw:layer="layout" svg:width="0.46cm" svg:height="0.4cm" svg:x="10.25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0.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25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2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25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0.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25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2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25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0.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25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2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25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0.48cm" svg:y1="1.02cm" svg:x2="10.48cm" svg:y2="1.42cm">
            <text:p/>
          </draw:line>
          <draw:g>
            <draw:custom-shape draw:style-name="gr5" draw:text-style-name="P3" draw:layer="layout" svg:width="0.2cm" svg:height="0.2cm" draw:transform="rotate (0.785398163397448) translate (10.33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0.339cm" svg:y1="1.22cm" svg:x2="10.622cm" svg:y2="1.22cm">
              <text:p/>
            </draw:line>
            <draw:line draw:style-name="gr6" draw:text-style-name="P3" draw:layer="layout" svg:x1="10.48cm" svg:y1="1.079cm" svg:x2="10.48cm" svg:y2="1.362cm">
              <text:p/>
            </draw:line>
          </draw:g>
        </draw:g>
        <draw:g>
          <draw:custom-shape draw:style-name="gr4" draw:text-style-name="P1" draw:layer="layout" svg:width="0.46cm" svg:height="0.4cm" svg:x="10.71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0.6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6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71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66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71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0.6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6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71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66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71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0.6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6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71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66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71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0.94cm" svg:y1="1.02cm" svg:x2="10.94cm" svg:y2="1.42cm">
            <text:p/>
          </draw:line>
          <draw:g>
            <draw:custom-shape draw:style-name="gr5" draw:text-style-name="P3" draw:layer="layout" svg:width="0.2cm" svg:height="0.2cm" draw:transform="rotate (0.785398163397448) translate (10.79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0.799cm" svg:y1="1.22cm" svg:x2="11.082cm" svg:y2="1.22cm">
              <text:p/>
            </draw:line>
            <draw:line draw:style-name="gr6" draw:text-style-name="P3" draw:layer="layout" svg:x1="10.94cm" svg:y1="1.079cm" svg:x2="10.94cm" svg:y2="1.362cm">
              <text:p/>
            </draw:line>
          </draw:g>
        </draw:g>
        <draw:g>
          <draw:custom-shape draw:style-name="gr4" draw:text-style-name="P1" draw:layer="layout" svg:width="0.46cm" svg:height="0.4cm" svg:x="11.17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1.1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1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17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12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17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1.1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1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17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12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17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1.1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1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17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12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17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1.4cm" svg:y1="1.02cm" svg:x2="11.4cm" svg:y2="1.42cm">
            <text:p/>
          </draw:line>
          <draw:g>
            <draw:custom-shape draw:style-name="gr5" draw:text-style-name="P3" draw:layer="layout" svg:width="0.2cm" svg:height="0.2cm" draw:transform="rotate (0.785398163397448) translate (11.25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1.259cm" svg:y1="1.22cm" svg:x2="11.542cm" svg:y2="1.22cm">
              <text:p/>
            </draw:line>
            <draw:line draw:style-name="gr6" draw:text-style-name="P3" draw:layer="layout" svg:x1="11.4cm" svg:y1="1.079cm" svg:x2="11.4cm" svg:y2="1.362cm">
              <text:p/>
            </draw:line>
          </draw:g>
        </draw:g>
        <draw:g>
          <draw:custom-shape draw:style-name="gr4" draw:text-style-name="P1" draw:layer="layout" svg:width="0.46cm" svg:height="0.4cm" svg:x="11.63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1.5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5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63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58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63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1.5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5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63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58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63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1.5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5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63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58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63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1.86cm" svg:y1="1.02cm" svg:x2="11.86cm" svg:y2="1.42cm">
            <text:p/>
          </draw:line>
          <draw:g>
            <draw:custom-shape draw:style-name="gr5" draw:text-style-name="P3" draw:layer="layout" svg:width="0.2cm" svg:height="0.2cm" draw:transform="rotate (0.785398163397448) translate (11.71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1.719cm" svg:y1="1.22cm" svg:x2="12.002cm" svg:y2="1.22cm">
              <text:p/>
            </draw:line>
            <draw:line draw:style-name="gr6" draw:text-style-name="P3" draw:layer="layout" svg:x1="11.86cm" svg:y1="1.079cm" svg:x2="11.86cm" svg:y2="1.362cm">
              <text:p/>
            </draw:line>
          </draw:g>
        </draw:g>
        <draw:g>
          <draw:custom-shape draw:style-name="gr4" draw:text-style-name="P1" draw:layer="layout" svg:width="0.46cm" svg:height="0.4cm" svg:x="12.09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2.04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04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09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04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09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2.04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04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09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04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09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2.04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04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09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04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09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2.32cm" svg:y1="1.02cm" svg:x2="12.32cm" svg:y2="1.42cm">
            <text:p/>
          </draw:line>
          <draw:g>
            <draw:custom-shape draw:style-name="gr5" draw:text-style-name="P3" draw:layer="layout" svg:width="0.2cm" svg:height="0.2cm" draw:transform="rotate (0.785398163397448) translate (12.17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2.179cm" svg:y1="1.22cm" svg:x2="12.462cm" svg:y2="1.22cm">
              <text:p/>
            </draw:line>
            <draw:line draw:style-name="gr6" draw:text-style-name="P3" draw:layer="layout" svg:x1="12.32cm" svg:y1="1.079cm" svg:x2="12.32cm" svg:y2="1.362cm">
              <text:p/>
            </draw:line>
          </draw:g>
        </draw:g>
        <draw:g>
          <draw:custom-shape draw:style-name="gr4" draw:text-style-name="P1" draw:layer="layout" svg:width="0.46cm" svg:height="0.4cm" svg:x="12.55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2.5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5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55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5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55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2.5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5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55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5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55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2.5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5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55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5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55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2.78cm" svg:y1="1.02cm" svg:x2="12.78cm" svg:y2="1.42cm">
            <text:p/>
          </draw:line>
          <draw:g>
            <draw:custom-shape draw:style-name="gr5" draw:text-style-name="P3" draw:layer="layout" svg:width="0.2cm" svg:height="0.2cm" draw:transform="rotate (0.785398163397448) translate (12.63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2.639cm" svg:y1="1.22cm" svg:x2="12.922cm" svg:y2="1.22cm">
              <text:p/>
            </draw:line>
            <draw:line draw:style-name="gr6" draw:text-style-name="P3" draw:layer="layout" svg:x1="12.78cm" svg:y1="1.079cm" svg:x2="12.78cm" svg:y2="1.362cm">
              <text:p/>
            </draw:line>
          </draw:g>
        </draw:g>
        <draw:g>
          <draw:custom-shape draw:style-name="gr4" draw:text-style-name="P1" draw:layer="layout" svg:width="0.46cm" svg:height="0.4cm" svg:x="13.01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2.9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9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01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96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01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2.9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9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01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96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01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2.9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9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01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96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01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3.24cm" svg:y1="1.02cm" svg:x2="13.24cm" svg:y2="1.42cm">
            <text:p/>
          </draw:line>
          <draw:g>
            <draw:custom-shape draw:style-name="gr5" draw:text-style-name="P3" draw:layer="layout" svg:width="0.2cm" svg:height="0.2cm" draw:transform="rotate (0.785398163397448) translate (13.09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3.099cm" svg:y1="1.22cm" svg:x2="13.382cm" svg:y2="1.22cm">
              <text:p/>
            </draw:line>
            <draw:line draw:style-name="gr6" draw:text-style-name="P3" draw:layer="layout" svg:x1="13.24cm" svg:y1="1.079cm" svg:x2="13.24cm" svg:y2="1.362cm">
              <text:p/>
            </draw:line>
          </draw:g>
        </draw:g>
        <draw:g>
          <draw:custom-shape draw:style-name="gr4" draw:text-style-name="P1" draw:layer="layout" svg:width="0.46cm" svg:height="0.4cm" svg:x="13.47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3.4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4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47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42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47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3.4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4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47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42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47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3.4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4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47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42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47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3.7cm" svg:y1="1.02cm" svg:x2="13.7cm" svg:y2="1.42cm">
            <text:p/>
          </draw:line>
          <draw:g>
            <draw:custom-shape draw:style-name="gr5" draw:text-style-name="P3" draw:layer="layout" svg:width="0.2cm" svg:height="0.2cm" draw:transform="rotate (0.785398163397448) translate (13.55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3.559cm" svg:y1="1.22cm" svg:x2="13.842cm" svg:y2="1.22cm">
              <text:p/>
            </draw:line>
            <draw:line draw:style-name="gr6" draw:text-style-name="P3" draw:layer="layout" svg:x1="13.7cm" svg:y1="1.079cm" svg:x2="13.7cm" svg:y2="1.362cm">
              <text:p/>
            </draw:line>
          </draw:g>
        </draw:g>
        <draw:g>
          <draw:custom-shape draw:style-name="gr4" draw:text-style-name="P1" draw:layer="layout" svg:width="0.46cm" svg:height="0.4cm" svg:x="13.93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3.8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8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93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88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93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3.8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8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93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88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93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3.8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8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93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88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93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4.16cm" svg:y1="1.02cm" svg:x2="14.16cm" svg:y2="1.42cm">
            <text:p/>
          </draw:line>
          <draw:g>
            <draw:custom-shape draw:style-name="gr5" draw:text-style-name="P3" draw:layer="layout" svg:width="0.2cm" svg:height="0.2cm" draw:transform="rotate (0.785398163397448) translate (14.01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4.019cm" svg:y1="1.22cm" svg:x2="14.302cm" svg:y2="1.22cm">
              <text:p/>
            </draw:line>
            <draw:line draw:style-name="gr6" draw:text-style-name="P3" draw:layer="layout" svg:x1="14.16cm" svg:y1="1.079cm" svg:x2="14.16cm" svg:y2="1.362cm">
              <text:p/>
            </draw:line>
          </draw:g>
        </draw:g>
        <draw:g>
          <draw:custom-shape draw:style-name="gr4" draw:text-style-name="P1" draw:layer="layout" svg:width="0.46cm" svg:height="0.4cm" svg:x="14.39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4.34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34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39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34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39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4.34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34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39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34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39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4.34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34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39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34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39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4.62cm" svg:y1="1.02cm" svg:x2="14.62cm" svg:y2="1.42cm">
            <text:p/>
          </draw:line>
          <draw:g>
            <draw:custom-shape draw:style-name="gr5" draw:text-style-name="P3" draw:layer="layout" svg:width="0.2cm" svg:height="0.2cm" draw:transform="rotate (0.785398163397448) translate (14.47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4.479cm" svg:y1="1.22cm" svg:x2="14.762cm" svg:y2="1.22cm">
              <text:p/>
            </draw:line>
            <draw:line draw:style-name="gr6" draw:text-style-name="P3" draw:layer="layout" svg:x1="14.62cm" svg:y1="1.079cm" svg:x2="14.62cm" svg:y2="1.362cm">
              <text:p/>
            </draw:line>
          </draw:g>
        </draw:g>
        <draw:g>
          <draw:custom-shape draw:style-name="gr4" draw:text-style-name="P1" draw:layer="layout" svg:width="0.46cm" svg:height="0.4cm" svg:x="14.85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4.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85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8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85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4.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85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8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85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4.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85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8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85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5.08cm" svg:y1="1.02cm" svg:x2="15.08cm" svg:y2="1.42cm">
            <text:p/>
          </draw:line>
          <draw:g>
            <draw:custom-shape draw:style-name="gr5" draw:text-style-name="P3" draw:layer="layout" svg:width="0.2cm" svg:height="0.2cm" draw:transform="rotate (0.785398163397448) translate (14.93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4.939cm" svg:y1="1.22cm" svg:x2="15.222cm" svg:y2="1.22cm">
              <text:p/>
            </draw:line>
            <draw:line draw:style-name="gr6" draw:text-style-name="P3" draw:layer="layout" svg:x1="15.08cm" svg:y1="1.079cm" svg:x2="15.08cm" svg:y2="1.362cm">
              <text:p/>
            </draw:line>
          </draw:g>
        </draw:g>
        <draw:g>
          <draw:custom-shape draw:style-name="gr4" draw:text-style-name="P1" draw:layer="layout" svg:width="0.46cm" svg:height="0.4cm" svg:x="15.31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5.2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5.2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5.31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5.26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5.31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5.2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5.2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5.31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5.26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5.31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5.2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5.2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5.31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5.26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5.31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5.54cm" svg:y1="1.02cm" svg:x2="15.54cm" svg:y2="1.42cm">
            <text:p/>
          </draw:line>
          <draw:g>
            <draw:custom-shape draw:style-name="gr5" draw:text-style-name="P3" draw:layer="layout" svg:width="0.2cm" svg:height="0.2cm" draw:transform="rotate (0.785398163397448) translate (15.39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5.399cm" svg:y1="1.22cm" svg:x2="15.682cm" svg:y2="1.22cm">
              <text:p/>
            </draw:line>
            <draw:line draw:style-name="gr6" draw:text-style-name="P3" draw:layer="layout" svg:x1="15.54cm" svg:y1="1.079cm" svg:x2="15.54cm" svg:y2="1.362cm">
              <text:p/>
            </draw:line>
          </draw:g>
        </draw:g>
        <draw:line draw:style-name="gr1" draw:text-style-name="P1" draw:layer="layout" svg:x1="1cm" svg:y1="1.1cm" svg:x2="15.79cm" svg:y2="1.1cm">
          <text:p/>
        </draw:line>
        <draw:line draw:style-name="gr1" draw:text-style-name="P1" draw:layer="layout" svg:x1="1cm" svg:y1="1.22cm" svg:x2="15.79cm" svg:y2="1.22cm">
          <text:p/>
        </draw:line>
        <draw:line draw:style-name="gr1" draw:text-style-name="P1" draw:layer="layout" svg:x1="1cm" svg:y1="1.34cm" svg:x2="15.79cm" svg:y2="1.34cm">
          <text:p/>
        </draw:line>
        <draw:g>
          <draw:custom-shape draw:style-name="gr2" draw:text-style-name="P2" draw:layer="layout" svg:width="0.1cm" svg:height="0.1cm" svg:x="1.46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1.46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1.51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1.46cm" svg:y="1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1.51cm" svg:y="1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0.1cm" svg:height="0.1cm" svg:x="1.46cm" svg:y="1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1.46cm" svg:y="1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1.51cm" svg:y="1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1.46cm" svg:y="1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1.51cm" svg:y="1.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0.1cm" svg:height="0.1cm" svg:x="1.46cm" svg:y="1.2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1.46cm" svg:y="1.2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1.51cm" svg:y="1.2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1.46cm" svg:y="1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1.51cm" svg:y="1.3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6cm" svg:height="0.4cm" svg:x="1.05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05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05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05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05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05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05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.28cm" svg:y1="1.02cm" svg:x2="1.28cm" svg:y2="1.42cm">
            <text:p/>
          </draw:line>
          <draw:g>
            <draw:custom-shape draw:style-name="gr5" draw:text-style-name="P3" draw:layer="layout" svg:width="0.2cm" svg:height="0.2cm" draw:transform="rotate (0.785398163397448) translate (1.13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.139cm" svg:y1="1.22cm" svg:x2="1.422cm" svg:y2="1.22cm">
              <text:p/>
            </draw:line>
            <draw:line draw:style-name="gr6" draw:text-style-name="P3" draw:layer="layout" svg:x1="1.28cm" svg:y1="1.079cm" svg:x2="1.28cm" svg:y2="1.362cm">
              <text:p/>
            </draw:line>
          </draw:g>
        </draw:g>
        <draw:g>
          <draw:custom-shape draw:style-name="gr4" draw:text-style-name="P1" draw:layer="layout" svg:width="0.46cm" svg:height="0.4cm" svg:x="1.51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.4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4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51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46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51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.4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4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51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46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51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.4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4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51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46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51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.74cm" svg:y1="1.02cm" svg:x2="1.74cm" svg:y2="1.42cm">
            <text:p/>
          </draw:line>
          <draw:g>
            <draw:custom-shape draw:style-name="gr5" draw:text-style-name="P3" draw:layer="layout" svg:width="0.2cm" svg:height="0.2cm" draw:transform="rotate (0.785398163397448) translate (1.59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.599cm" svg:y1="1.22cm" svg:x2="1.882cm" svg:y2="1.22cm">
              <text:p/>
            </draw:line>
            <draw:line draw:style-name="gr6" draw:text-style-name="P3" draw:layer="layout" svg:x1="1.74cm" svg:y1="1.079cm" svg:x2="1.74cm" svg:y2="1.362cm">
              <text:p/>
            </draw:line>
          </draw:g>
        </draw:g>
        <draw:g>
          <draw:custom-shape draw:style-name="gr4" draw:text-style-name="P1" draw:layer="layout" svg:width="0.46cm" svg:height="0.4cm" svg:x="1.97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.9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9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97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92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97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.9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9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97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92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97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.9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9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97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92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.97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2.2cm" svg:y1="1.02cm" svg:x2="2.2cm" svg:y2="1.42cm">
            <text:p/>
          </draw:line>
          <draw:g>
            <draw:custom-shape draw:style-name="gr5" draw:text-style-name="P3" draw:layer="layout" svg:width="0.2cm" svg:height="0.2cm" draw:transform="rotate (0.785398163397448) translate (2.05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2.059cm" svg:y1="1.22cm" svg:x2="2.342cm" svg:y2="1.22cm">
              <text:p/>
            </draw:line>
            <draw:line draw:style-name="gr6" draw:text-style-name="P3" draw:layer="layout" svg:x1="2.2cm" svg:y1="1.079cm" svg:x2="2.2cm" svg:y2="1.362cm">
              <text:p/>
            </draw:line>
          </draw:g>
        </draw:g>
        <draw:g>
          <draw:custom-shape draw:style-name="gr4" draw:text-style-name="P1" draw:layer="layout" svg:width="0.46cm" svg:height="0.4cm" svg:x="2.43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2.3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3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43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38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43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2.3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3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43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38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43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2.3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3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43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38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43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2.66cm" svg:y1="1.02cm" svg:x2="2.66cm" svg:y2="1.42cm">
            <text:p/>
          </draw:line>
          <draw:g>
            <draw:custom-shape draw:style-name="gr5" draw:text-style-name="P3" draw:layer="layout" svg:width="0.2cm" svg:height="0.2cm" draw:transform="rotate (0.785398163397448) translate (2.51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2.519cm" svg:y1="1.22cm" svg:x2="2.802cm" svg:y2="1.22cm">
              <text:p/>
            </draw:line>
            <draw:line draw:style-name="gr6" draw:text-style-name="P3" draw:layer="layout" svg:x1="2.66cm" svg:y1="1.079cm" svg:x2="2.66cm" svg:y2="1.362cm">
              <text:p/>
            </draw:line>
          </draw:g>
        </draw:g>
        <draw:g>
          <draw:custom-shape draw:style-name="gr4" draw:text-style-name="P1" draw:layer="layout" svg:width="0.46cm" svg:height="0.4cm" svg:x="2.89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2.84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84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89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84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89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2.84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84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89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84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89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2.84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84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89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84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2.89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3.12cm" svg:y1="1.02cm" svg:x2="3.12cm" svg:y2="1.42cm">
            <text:p/>
          </draw:line>
          <draw:g>
            <draw:custom-shape draw:style-name="gr5" draw:text-style-name="P3" draw:layer="layout" svg:width="0.2cm" svg:height="0.2cm" draw:transform="rotate (0.785398163397448) translate (2.97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2.979cm" svg:y1="1.22cm" svg:x2="3.262cm" svg:y2="1.22cm">
              <text:p/>
            </draw:line>
            <draw:line draw:style-name="gr6" draw:text-style-name="P3" draw:layer="layout" svg:x1="3.12cm" svg:y1="1.079cm" svg:x2="3.12cm" svg:y2="1.362cm">
              <text:p/>
            </draw:line>
          </draw:g>
        </draw:g>
        <draw:g>
          <draw:custom-shape draw:style-name="gr4" draw:text-style-name="P1" draw:layer="layout" svg:width="0.46cm" svg:height="0.4cm" svg:x="3.35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3.3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3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35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35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3.3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3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35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3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35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3.3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3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35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3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35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3.58cm" svg:y1="1.02cm" svg:x2="3.58cm" svg:y2="1.42cm">
            <text:p/>
          </draw:line>
          <draw:g>
            <draw:custom-shape draw:style-name="gr5" draw:text-style-name="P3" draw:layer="layout" svg:width="0.2cm" svg:height="0.2cm" draw:transform="rotate (0.785398163397448) translate (3.43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3.439cm" svg:y1="1.22cm" svg:x2="3.722cm" svg:y2="1.22cm">
              <text:p/>
            </draw:line>
            <draw:line draw:style-name="gr6" draw:text-style-name="P3" draw:layer="layout" svg:x1="3.58cm" svg:y1="1.079cm" svg:x2="3.58cm" svg:y2="1.362cm">
              <text:p/>
            </draw:line>
          </draw:g>
        </draw:g>
        <draw:g>
          <draw:custom-shape draw:style-name="gr4" draw:text-style-name="P1" draw:layer="layout" svg:width="0.46cm" svg:height="0.4cm" svg:x="3.81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3.7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7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81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76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81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3.7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7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81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76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81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3.7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7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81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76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3.81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4.04cm" svg:y1="1.02cm" svg:x2="4.04cm" svg:y2="1.42cm">
            <text:p/>
          </draw:line>
          <draw:g>
            <draw:custom-shape draw:style-name="gr5" draw:text-style-name="P3" draw:layer="layout" svg:width="0.2cm" svg:height="0.2cm" draw:transform="rotate (0.785398163397448) translate (3.89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3.899cm" svg:y1="1.22cm" svg:x2="4.182cm" svg:y2="1.22cm">
              <text:p/>
            </draw:line>
            <draw:line draw:style-name="gr6" draw:text-style-name="P3" draw:layer="layout" svg:x1="4.04cm" svg:y1="1.079cm" svg:x2="4.04cm" svg:y2="1.362cm">
              <text:p/>
            </draw:line>
          </draw:g>
        </draw:g>
        <draw:g>
          <draw:custom-shape draw:style-name="gr4" draw:text-style-name="P1" draw:layer="layout" svg:width="0.46cm" svg:height="0.4cm" svg:x="4.27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4.2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2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27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22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27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4.2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2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27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22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27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4.2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2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27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22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27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4.5cm" svg:y1="1.02cm" svg:x2="4.5cm" svg:y2="1.42cm">
            <text:p/>
          </draw:line>
          <draw:g>
            <draw:custom-shape draw:style-name="gr5" draw:text-style-name="P3" draw:layer="layout" svg:width="0.2cm" svg:height="0.2cm" draw:transform="rotate (0.785398163397448) translate (4.35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4.359cm" svg:y1="1.22cm" svg:x2="4.642cm" svg:y2="1.22cm">
              <text:p/>
            </draw:line>
            <draw:line draw:style-name="gr6" draw:text-style-name="P3" draw:layer="layout" svg:x1="4.5cm" svg:y1="1.079cm" svg:x2="4.5cm" svg:y2="1.362cm">
              <text:p/>
            </draw:line>
          </draw:g>
        </draw:g>
        <draw:g>
          <draw:custom-shape draw:style-name="gr4" draw:text-style-name="P1" draw:layer="layout" svg:width="0.46cm" svg:height="0.4cm" svg:x="4.73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4.6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6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73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68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73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4.6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6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73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68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73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4.6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6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73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68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4.73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4.96cm" svg:y1="1.02cm" svg:x2="4.96cm" svg:y2="1.42cm">
            <text:p/>
          </draw:line>
          <draw:g>
            <draw:custom-shape draw:style-name="gr5" draw:text-style-name="P3" draw:layer="layout" svg:width="0.2cm" svg:height="0.2cm" draw:transform="rotate (0.785398163397448) translate (4.81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4.819cm" svg:y1="1.22cm" svg:x2="5.102cm" svg:y2="1.22cm">
              <text:p/>
            </draw:line>
            <draw:line draw:style-name="gr6" draw:text-style-name="P3" draw:layer="layout" svg:x1="4.96cm" svg:y1="1.079cm" svg:x2="4.96cm" svg:y2="1.362cm">
              <text:p/>
            </draw:line>
          </draw:g>
        </draw:g>
        <draw:g>
          <draw:custom-shape draw:style-name="gr2" draw:text-style-name="P2" draw:layer="layout" svg:width="0.1cm" svg:height="0.1cm" svg:x="5.6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5.6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5.65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5.6cm" svg:y="1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5.65cm" svg:y="1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0.1cm" svg:height="0.1cm" svg:x="5.6cm" svg:y="1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5.6cm" svg:y="1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5.65cm" svg:y="1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5.6cm" svg:y="1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5.65cm" svg:y="1.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0.1cm" svg:height="0.1cm" svg:x="5.6cm" svg:y="1.2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5.6cm" svg:y="1.2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5.65cm" svg:y="1.2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5.6cm" svg:y="1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5.65cm" svg:y="1.3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6cm" svg:height="0.4cm" svg:x="5.19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5.14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14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19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14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19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5.14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14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19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14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19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5.14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14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19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14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19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5.42cm" svg:y1="1.02cm" svg:x2="5.42cm" svg:y2="1.42cm">
            <text:p/>
          </draw:line>
          <draw:g>
            <draw:custom-shape draw:style-name="gr5" draw:text-style-name="P3" draw:layer="layout" svg:width="0.2cm" svg:height="0.2cm" draw:transform="rotate (0.785398163397448) translate (5.27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5.279cm" svg:y1="1.22cm" svg:x2="5.562cm" svg:y2="1.22cm">
              <text:p/>
            </draw:line>
            <draw:line draw:style-name="gr6" draw:text-style-name="P3" draw:layer="layout" svg:x1="5.42cm" svg:y1="1.079cm" svg:x2="5.42cm" svg:y2="1.362cm">
              <text:p/>
            </draw:line>
          </draw:g>
        </draw:g>
        <draw:g>
          <draw:custom-shape draw:style-name="gr4" draw:text-style-name="P1" draw:layer="layout" svg:width="0.46cm" svg:height="0.4cm" svg:x="5.65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5.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65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6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65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5.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65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6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65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5.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65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6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5.65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5.88cm" svg:y1="1.02cm" svg:x2="5.88cm" svg:y2="1.42cm">
            <text:p/>
          </draw:line>
          <draw:g>
            <draw:custom-shape draw:style-name="gr5" draw:text-style-name="P3" draw:layer="layout" svg:width="0.2cm" svg:height="0.2cm" draw:transform="rotate (0.785398163397448) translate (5.73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5.739cm" svg:y1="1.22cm" svg:x2="6.022cm" svg:y2="1.22cm">
              <text:p/>
            </draw:line>
            <draw:line draw:style-name="gr6" draw:text-style-name="P3" draw:layer="layout" svg:x1="5.88cm" svg:y1="1.079cm" svg:x2="5.88cm" svg:y2="1.362cm">
              <text:p/>
            </draw:line>
          </draw:g>
        </draw:g>
        <draw:g>
          <draw:custom-shape draw:style-name="gr4" draw:text-style-name="P1" draw:layer="layout" svg:width="0.46cm" svg:height="0.4cm" svg:x="6.11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6.0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0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11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06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11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6.0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0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11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06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11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6.0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0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11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06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11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6.34cm" svg:y1="1.02cm" svg:x2="6.34cm" svg:y2="1.42cm">
            <text:p/>
          </draw:line>
          <draw:g>
            <draw:custom-shape draw:style-name="gr5" draw:text-style-name="P3" draw:layer="layout" svg:width="0.2cm" svg:height="0.2cm" draw:transform="rotate (0.785398163397448) translate (6.19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6.199cm" svg:y1="1.22cm" svg:x2="6.482cm" svg:y2="1.22cm">
              <text:p/>
            </draw:line>
            <draw:line draw:style-name="gr6" draw:text-style-name="P3" draw:layer="layout" svg:x1="6.34cm" svg:y1="1.079cm" svg:x2="6.34cm" svg:y2="1.362cm">
              <text:p/>
            </draw:line>
          </draw:g>
        </draw:g>
        <draw:g>
          <draw:custom-shape draw:style-name="gr4" draw:text-style-name="P1" draw:layer="layout" svg:width="0.46cm" svg:height="0.4cm" svg:x="6.57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6.5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5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57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52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57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6.5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5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57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52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57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6.5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5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57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52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57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6.8cm" svg:y1="1.02cm" svg:x2="6.8cm" svg:y2="1.42cm">
            <text:p/>
          </draw:line>
          <draw:g>
            <draw:custom-shape draw:style-name="gr5" draw:text-style-name="P3" draw:layer="layout" svg:width="0.2cm" svg:height="0.2cm" draw:transform="rotate (0.785398163397448) translate (6.65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6.659cm" svg:y1="1.22cm" svg:x2="6.942cm" svg:y2="1.22cm">
              <text:p/>
            </draw:line>
            <draw:line draw:style-name="gr6" draw:text-style-name="P3" draw:layer="layout" svg:x1="6.8cm" svg:y1="1.079cm" svg:x2="6.8cm" svg:y2="1.362cm">
              <text:p/>
            </draw:line>
          </draw:g>
        </draw:g>
        <draw:g>
          <draw:custom-shape draw:style-name="gr4" draw:text-style-name="P1" draw:layer="layout" svg:width="0.46cm" svg:height="0.4cm" svg:x="7.03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6.9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9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03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98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03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6.9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9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03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98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03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6.9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9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03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6.98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03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7.26cm" svg:y1="1.02cm" svg:x2="7.26cm" svg:y2="1.42cm">
            <text:p/>
          </draw:line>
          <draw:g>
            <draw:custom-shape draw:style-name="gr5" draw:text-style-name="P3" draw:layer="layout" svg:width="0.2cm" svg:height="0.2cm" draw:transform="rotate (0.785398163397448) translate (7.11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7.119cm" svg:y1="1.22cm" svg:x2="7.402cm" svg:y2="1.22cm">
              <text:p/>
            </draw:line>
            <draw:line draw:style-name="gr6" draw:text-style-name="P3" draw:layer="layout" svg:x1="7.26cm" svg:y1="1.079cm" svg:x2="7.26cm" svg:y2="1.362cm">
              <text:p/>
            </draw:line>
          </draw:g>
        </draw:g>
        <draw:g>
          <draw:custom-shape draw:style-name="gr4" draw:text-style-name="P1" draw:layer="layout" svg:width="0.46cm" svg:height="0.4cm" svg:x="7.49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7.44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44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49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44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49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7.44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44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49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44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49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7.44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44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49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44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49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7.72cm" svg:y1="1.02cm" svg:x2="7.72cm" svg:y2="1.42cm">
            <text:p/>
          </draw:line>
          <draw:g>
            <draw:custom-shape draw:style-name="gr5" draw:text-style-name="P3" draw:layer="layout" svg:width="0.2cm" svg:height="0.2cm" draw:transform="rotate (0.785398163397448) translate (7.57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7.579cm" svg:y1="1.22cm" svg:x2="7.862cm" svg:y2="1.22cm">
              <text:p/>
            </draw:line>
            <draw:line draw:style-name="gr6" draw:text-style-name="P3" draw:layer="layout" svg:x1="7.72cm" svg:y1="1.079cm" svg:x2="7.72cm" svg:y2="1.362cm">
              <text:p/>
            </draw:line>
          </draw:g>
        </draw:g>
        <draw:g>
          <draw:custom-shape draw:style-name="gr4" draw:text-style-name="P1" draw:layer="layout" svg:width="0.46cm" svg:height="0.4cm" svg:x="7.95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7.9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9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95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9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95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7.9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9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95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9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95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7.9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9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95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9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7.95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8.18cm" svg:y1="1.02cm" svg:x2="8.18cm" svg:y2="1.42cm">
            <text:p/>
          </draw:line>
          <draw:g>
            <draw:custom-shape draw:style-name="gr5" draw:text-style-name="P3" draw:layer="layout" svg:width="0.2cm" svg:height="0.2cm" draw:transform="rotate (0.785398163397448) translate (8.03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8.039cm" svg:y1="1.22cm" svg:x2="8.322cm" svg:y2="1.22cm">
              <text:p/>
            </draw:line>
            <draw:line draw:style-name="gr6" draw:text-style-name="P3" draw:layer="layout" svg:x1="8.18cm" svg:y1="1.079cm" svg:x2="8.18cm" svg:y2="1.362cm">
              <text:p/>
            </draw:line>
          </draw:g>
        </draw:g>
        <draw:g>
          <draw:custom-shape draw:style-name="gr4" draw:text-style-name="P1" draw:layer="layout" svg:width="0.46cm" svg:height="0.4cm" svg:x="8.41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8.3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3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41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36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41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8.3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3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41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36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41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8.3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3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41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36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41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8.64cm" svg:y1="1.02cm" svg:x2="8.64cm" svg:y2="1.42cm">
            <text:p/>
          </draw:line>
          <draw:g>
            <draw:custom-shape draw:style-name="gr5" draw:text-style-name="P3" draw:layer="layout" svg:width="0.2cm" svg:height="0.2cm" draw:transform="rotate (0.785398163397448) translate (8.49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8.499cm" svg:y1="1.22cm" svg:x2="8.782cm" svg:y2="1.22cm">
              <text:p/>
            </draw:line>
            <draw:line draw:style-name="gr6" draw:text-style-name="P3" draw:layer="layout" svg:x1="8.64cm" svg:y1="1.079cm" svg:x2="8.64cm" svg:y2="1.362cm">
              <text:p/>
            </draw:line>
          </draw:g>
        </draw:g>
        <draw:g>
          <draw:custom-shape draw:style-name="gr4" draw:text-style-name="P1" draw:layer="layout" svg:width="0.46cm" svg:height="0.4cm" svg:x="8.87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8.8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8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87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82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87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8.8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8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87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82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87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8.8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8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87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82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8.87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9.1cm" svg:y1="1.02cm" svg:x2="9.1cm" svg:y2="1.42cm">
            <text:p/>
          </draw:line>
          <draw:g>
            <draw:custom-shape draw:style-name="gr5" draw:text-style-name="P3" draw:layer="layout" svg:width="0.2cm" svg:height="0.2cm" draw:transform="rotate (0.785398163397448) translate (8.95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8.959cm" svg:y1="1.22cm" svg:x2="9.242cm" svg:y2="1.22cm">
              <text:p/>
            </draw:line>
            <draw:line draw:style-name="gr6" draw:text-style-name="P3" draw:layer="layout" svg:x1="9.1cm" svg:y1="1.079cm" svg:x2="9.1cm" svg:y2="1.362cm">
              <text:p/>
            </draw:line>
          </draw:g>
        </draw:g>
        <draw:g>
          <draw:custom-shape draw:style-name="gr2" draw:text-style-name="P2" draw:layer="layout" svg:width="0.1cm" svg:height="0.1cm" svg:x="9.74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9.74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9.79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9.74cm" svg:y="1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9.79cm" svg:y="1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0.1cm" svg:height="0.1cm" svg:x="9.74cm" svg:y="1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9.74cm" svg:y="1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9.79cm" svg:y="1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9.74cm" svg:y="1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9.79cm" svg:y="1.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0.1cm" svg:height="0.1cm" svg:x="9.74cm" svg:y="1.2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9.74cm" svg:y="1.2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9.79cm" svg:y="1.2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9.74cm" svg:y="1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05cm" svg:height="0.05cm" svg:x="9.79cm" svg:y="1.3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46cm" svg:height="0.4cm" svg:x="9.33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9.2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2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33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28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33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9.2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2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33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28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33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9.2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2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33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28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33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9.56cm" svg:y1="1.02cm" svg:x2="9.56cm" svg:y2="1.42cm">
            <text:p/>
          </draw:line>
          <draw:g>
            <draw:custom-shape draw:style-name="gr5" draw:text-style-name="P3" draw:layer="layout" svg:width="0.2cm" svg:height="0.2cm" draw:transform="rotate (0.785398163397448) translate (9.41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9.419cm" svg:y1="1.22cm" svg:x2="9.702cm" svg:y2="1.22cm">
              <text:p/>
            </draw:line>
            <draw:line draw:style-name="gr6" draw:text-style-name="P3" draw:layer="layout" svg:x1="9.56cm" svg:y1="1.079cm" svg:x2="9.56cm" svg:y2="1.362cm">
              <text:p/>
            </draw:line>
          </draw:g>
        </draw:g>
        <draw:g>
          <draw:custom-shape draw:style-name="gr4" draw:text-style-name="P1" draw:layer="layout" svg:width="0.46cm" svg:height="0.4cm" svg:x="9.79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9.74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74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79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74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79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9.74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74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79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74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79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9.74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74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79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74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9.79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0.02cm" svg:y1="1.02cm" svg:x2="10.02cm" svg:y2="1.42cm">
            <text:p/>
          </draw:line>
          <draw:g>
            <draw:custom-shape draw:style-name="gr5" draw:text-style-name="P3" draw:layer="layout" svg:width="0.2cm" svg:height="0.2cm" draw:transform="rotate (0.785398163397448) translate (9.87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9.879cm" svg:y1="1.22cm" svg:x2="10.162cm" svg:y2="1.22cm">
              <text:p/>
            </draw:line>
            <draw:line draw:style-name="gr6" draw:text-style-name="P3" draw:layer="layout" svg:x1="10.02cm" svg:y1="1.079cm" svg:x2="10.02cm" svg:y2="1.362cm">
              <text:p/>
            </draw:line>
          </draw:g>
        </draw:g>
        <draw:g>
          <draw:custom-shape draw:style-name="gr4" draw:text-style-name="P1" draw:layer="layout" svg:width="0.46cm" svg:height="0.4cm" svg:x="10.25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0.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25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2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25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0.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25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2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25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0.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25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2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25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0.48cm" svg:y1="1.02cm" svg:x2="10.48cm" svg:y2="1.42cm">
            <text:p/>
          </draw:line>
          <draw:g>
            <draw:custom-shape draw:style-name="gr5" draw:text-style-name="P3" draw:layer="layout" svg:width="0.2cm" svg:height="0.2cm" draw:transform="rotate (0.785398163397448) translate (10.33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0.339cm" svg:y1="1.22cm" svg:x2="10.622cm" svg:y2="1.22cm">
              <text:p/>
            </draw:line>
            <draw:line draw:style-name="gr6" draw:text-style-name="P3" draw:layer="layout" svg:x1="10.48cm" svg:y1="1.079cm" svg:x2="10.48cm" svg:y2="1.362cm">
              <text:p/>
            </draw:line>
          </draw:g>
        </draw:g>
        <draw:g>
          <draw:custom-shape draw:style-name="gr4" draw:text-style-name="P1" draw:layer="layout" svg:width="0.46cm" svg:height="0.4cm" svg:x="10.71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0.6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6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71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66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71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0.6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6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71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66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71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0.6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6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71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66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0.71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0.94cm" svg:y1="1.02cm" svg:x2="10.94cm" svg:y2="1.42cm">
            <text:p/>
          </draw:line>
          <draw:g>
            <draw:custom-shape draw:style-name="gr5" draw:text-style-name="P3" draw:layer="layout" svg:width="0.2cm" svg:height="0.2cm" draw:transform="rotate (0.785398163397448) translate (10.79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0.799cm" svg:y1="1.22cm" svg:x2="11.082cm" svg:y2="1.22cm">
              <text:p/>
            </draw:line>
            <draw:line draw:style-name="gr6" draw:text-style-name="P3" draw:layer="layout" svg:x1="10.94cm" svg:y1="1.079cm" svg:x2="10.94cm" svg:y2="1.362cm">
              <text:p/>
            </draw:line>
          </draw:g>
        </draw:g>
        <draw:g>
          <draw:custom-shape draw:style-name="gr4" draw:text-style-name="P1" draw:layer="layout" svg:width="0.46cm" svg:height="0.4cm" svg:x="11.17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1.1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1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17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12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17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1.1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1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17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12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17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1.1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1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17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12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17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1.4cm" svg:y1="1.02cm" svg:x2="11.4cm" svg:y2="1.42cm">
            <text:p/>
          </draw:line>
          <draw:g>
            <draw:custom-shape draw:style-name="gr5" draw:text-style-name="P3" draw:layer="layout" svg:width="0.2cm" svg:height="0.2cm" draw:transform="rotate (0.785398163397448) translate (11.25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1.259cm" svg:y1="1.22cm" svg:x2="11.542cm" svg:y2="1.22cm">
              <text:p/>
            </draw:line>
            <draw:line draw:style-name="gr6" draw:text-style-name="P3" draw:layer="layout" svg:x1="11.4cm" svg:y1="1.079cm" svg:x2="11.4cm" svg:y2="1.362cm">
              <text:p/>
            </draw:line>
          </draw:g>
        </draw:g>
        <draw:g>
          <draw:custom-shape draw:style-name="gr4" draw:text-style-name="P1" draw:layer="layout" svg:width="0.46cm" svg:height="0.4cm" svg:x="11.63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1.5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5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63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58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63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1.5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5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63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58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63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1.5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5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63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58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1.63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1.86cm" svg:y1="1.02cm" svg:x2="11.86cm" svg:y2="1.42cm">
            <text:p/>
          </draw:line>
          <draw:g>
            <draw:custom-shape draw:style-name="gr5" draw:text-style-name="P3" draw:layer="layout" svg:width="0.2cm" svg:height="0.2cm" draw:transform="rotate (0.785398163397448) translate (11.71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1.719cm" svg:y1="1.22cm" svg:x2="12.002cm" svg:y2="1.22cm">
              <text:p/>
            </draw:line>
            <draw:line draw:style-name="gr6" draw:text-style-name="P3" draw:layer="layout" svg:x1="11.86cm" svg:y1="1.079cm" svg:x2="11.86cm" svg:y2="1.362cm">
              <text:p/>
            </draw:line>
          </draw:g>
        </draw:g>
        <draw:g>
          <draw:custom-shape draw:style-name="gr4" draw:text-style-name="P1" draw:layer="layout" svg:width="0.46cm" svg:height="0.4cm" svg:x="12.09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2.04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04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09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04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09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2.04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04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09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04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09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2.04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04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09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04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09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2.32cm" svg:y1="1.02cm" svg:x2="12.32cm" svg:y2="1.42cm">
            <text:p/>
          </draw:line>
          <draw:g>
            <draw:custom-shape draw:style-name="gr5" draw:text-style-name="P3" draw:layer="layout" svg:width="0.2cm" svg:height="0.2cm" draw:transform="rotate (0.785398163397448) translate (12.17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2.179cm" svg:y1="1.22cm" svg:x2="12.462cm" svg:y2="1.22cm">
              <text:p/>
            </draw:line>
            <draw:line draw:style-name="gr6" draw:text-style-name="P3" draw:layer="layout" svg:x1="12.32cm" svg:y1="1.079cm" svg:x2="12.32cm" svg:y2="1.362cm">
              <text:p/>
            </draw:line>
          </draw:g>
        </draw:g>
        <draw:g>
          <draw:custom-shape draw:style-name="gr4" draw:text-style-name="P1" draw:layer="layout" svg:width="0.46cm" svg:height="0.4cm" svg:x="12.55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2.5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5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55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5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55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2.5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5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55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5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55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2.5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5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55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5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55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2.78cm" svg:y1="1.02cm" svg:x2="12.78cm" svg:y2="1.42cm">
            <text:p/>
          </draw:line>
          <draw:g>
            <draw:custom-shape draw:style-name="gr5" draw:text-style-name="P3" draw:layer="layout" svg:width="0.2cm" svg:height="0.2cm" draw:transform="rotate (0.785398163397448) translate (12.63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2.639cm" svg:y1="1.22cm" svg:x2="12.922cm" svg:y2="1.22cm">
              <text:p/>
            </draw:line>
            <draw:line draw:style-name="gr6" draw:text-style-name="P3" draw:layer="layout" svg:x1="12.78cm" svg:y1="1.079cm" svg:x2="12.78cm" svg:y2="1.362cm">
              <text:p/>
            </draw:line>
          </draw:g>
        </draw:g>
        <draw:g>
          <draw:custom-shape draw:style-name="gr4" draw:text-style-name="P1" draw:layer="layout" svg:width="0.46cm" svg:height="0.4cm" svg:x="13.01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2.9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9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01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96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01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2.9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9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01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96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01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2.9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9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01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2.96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01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3.24cm" svg:y1="1.02cm" svg:x2="13.24cm" svg:y2="1.42cm">
            <text:p/>
          </draw:line>
          <draw:g>
            <draw:custom-shape draw:style-name="gr5" draw:text-style-name="P3" draw:layer="layout" svg:width="0.2cm" svg:height="0.2cm" draw:transform="rotate (0.785398163397448) translate (13.09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3.099cm" svg:y1="1.22cm" svg:x2="13.382cm" svg:y2="1.22cm">
              <text:p/>
            </draw:line>
            <draw:line draw:style-name="gr6" draw:text-style-name="P3" draw:layer="layout" svg:x1="13.24cm" svg:y1="1.079cm" svg:x2="13.24cm" svg:y2="1.362cm">
              <text:p/>
            </draw:line>
          </draw:g>
        </draw:g>
        <draw:g>
          <draw:custom-shape draw:style-name="gr4" draw:text-style-name="P1" draw:layer="layout" svg:width="0.46cm" svg:height="0.4cm" svg:x="13.47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3.4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42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47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42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47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3.4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42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47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42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47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3.4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42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47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42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47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3.7cm" svg:y1="1.02cm" svg:x2="13.7cm" svg:y2="1.42cm">
            <text:p/>
          </draw:line>
          <draw:g>
            <draw:custom-shape draw:style-name="gr5" draw:text-style-name="P3" draw:layer="layout" svg:width="0.2cm" svg:height="0.2cm" draw:transform="rotate (0.785398163397448) translate (13.55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3.559cm" svg:y1="1.22cm" svg:x2="13.842cm" svg:y2="1.22cm">
              <text:p/>
            </draw:line>
            <draw:line draw:style-name="gr6" draw:text-style-name="P3" draw:layer="layout" svg:x1="13.7cm" svg:y1="1.079cm" svg:x2="13.7cm" svg:y2="1.362cm">
              <text:p/>
            </draw:line>
          </draw:g>
        </draw:g>
        <draw:g>
          <draw:custom-shape draw:style-name="gr4" draw:text-style-name="P1" draw:layer="layout" svg:width="0.46cm" svg:height="0.4cm" svg:x="13.93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3.8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8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93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88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93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3.8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8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93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88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93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3.8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8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93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88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3.93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4.16cm" svg:y1="1.02cm" svg:x2="14.16cm" svg:y2="1.42cm">
            <text:p/>
          </draw:line>
          <draw:g>
            <draw:custom-shape draw:style-name="gr5" draw:text-style-name="P3" draw:layer="layout" svg:width="0.2cm" svg:height="0.2cm" draw:transform="rotate (0.785398163397448) translate (14.01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4.019cm" svg:y1="1.22cm" svg:x2="14.302cm" svg:y2="1.22cm">
              <text:p/>
            </draw:line>
            <draw:line draw:style-name="gr6" draw:text-style-name="P3" draw:layer="layout" svg:x1="14.16cm" svg:y1="1.079cm" svg:x2="14.16cm" svg:y2="1.362cm">
              <text:p/>
            </draw:line>
          </draw:g>
        </draw:g>
        <draw:g>
          <draw:custom-shape draw:style-name="gr4" draw:text-style-name="P1" draw:layer="layout" svg:width="0.46cm" svg:height="0.4cm" svg:x="14.39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4.34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34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39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34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39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4.34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34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39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34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39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4.34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34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39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34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39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4.62cm" svg:y1="1.02cm" svg:x2="14.62cm" svg:y2="1.42cm">
            <text:p/>
          </draw:line>
          <draw:g>
            <draw:custom-shape draw:style-name="gr5" draw:text-style-name="P3" draw:layer="layout" svg:width="0.2cm" svg:height="0.2cm" draw:transform="rotate (0.785398163397448) translate (14.47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4.479cm" svg:y1="1.22cm" svg:x2="14.762cm" svg:y2="1.22cm">
              <text:p/>
            </draw:line>
            <draw:line draw:style-name="gr6" draw:text-style-name="P3" draw:layer="layout" svg:x1="14.62cm" svg:y1="1.079cm" svg:x2="14.62cm" svg:y2="1.362cm">
              <text:p/>
            </draw:line>
          </draw:g>
        </draw:g>
        <draw:g>
          <draw:custom-shape draw:style-name="gr4" draw:text-style-name="P1" draw:layer="layout" svg:width="0.46cm" svg:height="0.4cm" svg:x="14.85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4.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8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85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8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85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4.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8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85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8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85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4.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8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85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8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4.85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5.08cm" svg:y1="1.02cm" svg:x2="15.08cm" svg:y2="1.42cm">
            <text:p/>
          </draw:line>
          <draw:g>
            <draw:custom-shape draw:style-name="gr5" draw:text-style-name="P3" draw:layer="layout" svg:width="0.2cm" svg:height="0.2cm" draw:transform="rotate (0.785398163397448) translate (14.93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4.939cm" svg:y1="1.22cm" svg:x2="15.222cm" svg:y2="1.22cm">
              <text:p/>
            </draw:line>
            <draw:line draw:style-name="gr6" draw:text-style-name="P3" draw:layer="layout" svg:x1="15.08cm" svg:y1="1.079cm" svg:x2="15.08cm" svg:y2="1.362cm">
              <text:p/>
            </draw:line>
          </draw:g>
        </draw:g>
        <draw:g>
          <draw:custom-shape draw:style-name="gr4" draw:text-style-name="P1" draw:layer="layout" svg:width="0.46cm" svg:height="0.4cm" svg:x="15.31cm" svg:y="1.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1cm" svg:height="0.1cm" svg:x="15.2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5.26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5.31cm" svg:y="1.0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5.26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5.31cm" svg:y="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5.2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5.26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5.31cm" svg:y="1.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5.26cm" svg:y="1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5.31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1cm" svg:height="0.1cm" svg:x="15.2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5.26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5.31cm" svg:y="1.2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5.26cm" svg:y="1.3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05cm" svg:height="0.05cm" svg:x="15.31cm" svg:y="1.3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5.54cm" svg:y1="1.02cm" svg:x2="15.54cm" svg:y2="1.42cm">
            <text:p/>
          </draw:line>
          <draw:g>
            <draw:custom-shape draw:style-name="gr5" draw:text-style-name="P3" draw:layer="layout" svg:width="0.2cm" svg:height="0.2cm" draw:transform="rotate (0.785398163397448) translate (15.398cm 1.22cm)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5.399cm" svg:y1="1.22cm" svg:x2="15.682cm" svg:y2="1.22cm">
              <text:p/>
            </draw:line>
            <draw:line draw:style-name="gr6" draw:text-style-name="P3" draw:layer="layout" svg:x1="15.54cm" svg:y1="1.079cm" svg:x2="15.54cm" svg:y2="1.362cm">
              <text:p/>
            </draw:line>
          </draw:g>
        </draw:g>
      </draw:page>
      <draw:page draw:name="page2" draw:style-name="dp1" draw:master-page-name="Default">
        <draw:frame draw:style-name="gr7" draw:text-style-name="P4" draw:layer="layout" svg:width="14.83cm" svg:height="0.4cm" svg:x="3cm" svg:y="3cm">
          <draw:image xlink:href="Pictures/2000418E000039F300000199D056982C08A110AE.svm" xlink:type="simple" xlink:show="embed" xlink:actuate="onLoad" loext:mime-type="image/x-svm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3.4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3.8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4.2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4.6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5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5.4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5.8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6.2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6.6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7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7.4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7.8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8.2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8.6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9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9.4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9.8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0.2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0.6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1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1.4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1.8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2.2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2.6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3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3.4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3.8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4.2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4.6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5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5.4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5.8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6.2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6.6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7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7.4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7.8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8.2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8.6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9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9.4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19.8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20.2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20.6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21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21.4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21.8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22.2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22.6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23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23.4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23.8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24.2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24.6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25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25.4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25.8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26.2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26.6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27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27.4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27.8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  <draw:frame draw:style-name="gr7" draw:text-style-name="P4" draw:layer="layout" svg:width="14.83cm" svg:height="0.4cm" svg:x="3cm" svg:y="28.2cm">
          <draw:image xlink:href="Pictures/10000200000002BD00000014FF7550C1B02DE034.png" xlink:type="simple" xlink:show="embed" xlink:actuate="onLoad" loext:mime-type="image/png">
            <text:p/>
          </draw:image>
          <draw:image xlink:href="Pictures/10000200000002BD00000014FF7550C1B02DE034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11:51:26.703000000</meta:creation-date>
    <dc:date>2018-09-11T12:53:35.082000000</dc:date>
    <meta:editing-duration>PT29M3S</meta:editing-duration>
    <meta:editing-cycles>9</meta:editing-cycles>
    <meta:generator>LibreOffice/6.1.0.3$Windows_X86_64 LibreOffice_project/efb621ed25068d70781dc026f7e9c5187a4decd1</meta:generator>
    <meta:document-statistic meta:object-count="1778"/>
  </office:meta>
</office:document-meta>
</file>